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092cm"/>
    </style:style>
    <style:style style:name="co6" style:family="table-column">
      <style:table-column-properties fo:break-before="auto" style:column-width="5.038cm"/>
    </style:style>
    <style:style style:name="co4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3.621cm"/>
    </style:style>
    <style:style style:name="co8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color="#800000" style:text-position="" fo:font-weight="bold" style:font-weight-asian="bold" style:font-weight-complex="bold"/>
    </style:style>
    <style:style style:name="ce3" style:family="table-cell" style:parent-style-name="Default">
      <style:text-properties fo:color="#800000" style:text-position=""/>
    </style:style>
    <style:style style:name="ce4" style:family="table-cell" style:parent-style-name="Default">
      <style:text-properties fo:color="#cc0000" style:text-position=""/>
    </style:style>
    <style:style style:name="ce10" style:family="table-cell" style:parent-style-name="Default">
      <style:text-properties fo:color="#009900" style:text-position=""/>
    </style:style>
    <style:style style:name="ce9" style:family="table-cell" style:parent-style-name="Default">
      <style:text-properties fo:color="#009900" style:text-position="" style:font-name="Liberation Sans" style:font-name-asian="Droid Sans Fallback" style:font-name-complex="FreeSans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color="#800000" fo:font-weight="bold" style:font-weight-asian="bold" style:font-weight-complex="bold"/>
    </style:style>
    <style:style style:name="ce11" style:family="table-cell" style:parent-style-name="Default">
      <style:text-properties fo:color="#800000"/>
    </style:style>
    <style:style style:name="ce12" style:family="table-cell" style:parent-style-name="Default">
      <style:text-properties fo:color="#cc0000"/>
    </style:style>
    <style:style style:name="ce13" style:family="table-cell" style:parent-style-name="Default">
      <style:table-cell-properties fo:background-color="transparent"/>
      <style:text-properties style:use-window-font-color="true"/>
    </style:style>
    <style:style style:name="ce14" style:family="table-cell" style:parent-style-name="Default">
      <style:text-properties style:use-window-font-color="true"/>
    </style:style>
    <style:style style:name="ce15" style:family="table-cell" style:parent-style-name="Default">
      <style:text-properties style:font-name="Liberation Sans" style:font-name-asian="Droid Sans Fallback" style:font-name-complex="FreeSans"/>
    </style:style>
    <style:style style:name="ce16" style:family="table-cell" style:parent-style-name="Default">
      <style:text-properties fo:color="#009900" style:font-name="Liberation Sans" style:font-name-asian="Droid Sans Fallback" style:font-name-complex="FreeSans"/>
    </style:style>
    <style:style style:name="ce17" style:family="table-cell" style:parent-style-name="Default">
      <style:text-properties fo:color="#0099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weight-asian="bold" style:font-weight-complex="bold"/>
    </style:style>
    <style:style style:name="T4" style:family="text">
      <style:text-properties fo:font-size="10pt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6"/>
          <table:table-cell table:style-name="ce1" office:value-type="string" calcext:value-type="string">
            <text:p>To Do: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" office:value-type="string" calcext:value-type="string">
            <text:p>Try running in GCL systems</text:p>
          </table:table-cell>
          <table:table-cell/>
        </table:table-row>
        <table:table-row table:style-name="ro1">
          <table:table-cell table:number-columns-repeated="9"/>
          <table:table-cell table:style-name="ce4" office:value-type="string" calcext:value-type="string">
            <text:p>Images ke background ko sahi karo</text:p>
          </table:table-cell>
          <table:table-cell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5"/>
          <table:table-cell table:style-name="ce1" office:value-type="string" calcext:value-type="string">
            <text:p>Me-todo: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DISCUSS: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splaying attribute 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mages required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mples.stone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Low priority Bonus: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udo apt-get install freeglut3-dev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</table:table-row>
        <table:table-row table:style-name="ro1">
          <table:table-cell/>
          <table:table-cell table:style-name="ce1" office:value-type="string" calcext:value-type="string">
            <text:p>Low priority tasks:</text:p>
          </table:table-cell>
          <table:table-cell table:number-columns-repeated="8"/>
          <table:table-cell office:value-type="string" calcext:value-type="string">
            <text:p>sudo apt-get install xorg-dev libglu1-mesa-dev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namic screen siz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if anything required to be done for spaceVacant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gcc -o cube cube.c -lglut -lGLU -lGL</text:p>
          </table:table-cell>
        </table:table-row>
      </table:table>
      <table:table table:name="Properties" table:style-name="ta1">
        <table:table-column table:style-name="co1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1" svg:width="7.003cm" svg:height="0.596cm" svg:x="21.778cm" svg:y="10.639cm" draw:caption-point-x="-13.078cm" draw:caption-point-y="-8.823cm">
              <dc:date>2014-10-21T00:00:00</dc:date>
              <text:p text:style-name="P4"><text:span text:style-name="T2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1" svg:width="15.26cm" svg:height="1.765cm" svg:x="21.723cm" svg:y="12.445cm" draw:caption-point-x="-13.023cm" draw:caption-point-y="-10.178cm">
              <dc:date>2014-10-21T00:00:00</dc:date>
              <text:p text:style-name="P3"><text:span text:style-name="T4">Time between using consecutive magical powers = magic_spell_time</text:span></text:p>
              <text:p text:style-name="P3"><text:span text:style-name="T4">Impact of the magical power on oponent = magic_impact_time</text:span></text:p>
              <text:p text:style-name="P3"><text:span text:style-name="T4"/></text:p>
              <text:p text:style-name="P3"><text:span text:style-name="T4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1" svg:width="7.534cm" svg:height="0.596cm" svg:x="23.944cm" svg:y="2.723cm" draw:caption-point-x="-12.087cm" draw:caption-point-y="-0.004cm">
              <dc:date>2014-10-21T00:00:00</dc:date>
              <text:p text:style-name="P4"><text:span text:style-name="T2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1" svg:width="11.497cm" svg:height="0.596cm" svg:x="23.972cm" svg:y="3.573cm" draw:caption-point-x="-12.115cm" draw:caption-point-y="0.049cm">
              <dc:date>2014-10-21T00:00:00</dc:date>
              <text:p text:style-name="P5"><text:span text:style-name="T2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5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1" svg:width="5.71cm" svg:height="0.596cm" svg:x="21.695cm" svg:y="17.812cm" draw:caption-point-x="-12.995cm" draw:caption-point-y="-9.674cm">
              <dc:date>2014-10-21T00:00:00</dc:date>
              <text:p text:style-name="P4"><text:span text:style-name="T2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3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4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tems bag</text:p>
          </table:table-cell>
          <table:table-cell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1" svg:width="5.689cm" svg:height="0.596cm" svg:x="21.688cm" svg:y="17.81cm" draw:caption-point-x="-9.831cm" draw:caption-point-y="2.971cm">
              <dc:date>2014-10-21T00:00:00</dc:date>
              <text:p text:style-name="P4"><text:span text:style-name="T2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Phase - 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Background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Different background for spawn location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Abstraction for placing an object on grid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Banda Daal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bstraction for getting row&amp;col passing x&amp;y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* can even add water (there can be item/magic like going from water)</text:p>
          </table:table-cell>
        </table:table-row>
        <table:table-row table:style-name="ro1">
          <table:table-cell/>
          <table:table-cell table:style-name="ce10" office:value-type="string" calcext:value-type="string">
            <text:p>Banda Chalao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temple daal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rees &amp; stone daal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tems daalo (random location – should not be already occupied)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Separate space for detail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how details in attribute spac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Sound – Backgroun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ound – for particular events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* collision detection</text:p>
          </table:table-cell>
        </table:table-row>
        <table:table-row table:style-name="ro1">
          <table:table-cell/>
          <table:table-cell table:style-name="ce10" office:value-type="string" calcext:value-type="string">
            <text:p>abstraction for changing item location – just change the character/type for the cell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Periodic rendering of the map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anda Chalo – using right click – check space not already occupied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A*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Phase – 2 </text:p>
          </table:table-cell>
          <table:table-cell table:style-name="ce1" office:value-type="string" calcext:value-type="string">
            <text:p>(Attack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Taking an item will change the properti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tart the global_item_tim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ange the hero properti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ow in attribute_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move the item from gri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sert a new item at a random location (should not be already occupied)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--- attack done when right click an object (opponent-temple/hero)</text:p>
          </table:table-cell>
        </table:table-row>
        <table:table-row table:style-name="ro1">
          <table:table-cell/>
          <table:table-cell table:style-name="ce1" office:value-type="string" calcext:value-type="string">
            <text:p>Attacking temple</text:p>
          </table:table-cell>
          <table:table-cell table:number-columns-repeated="5"/>
          <table:table-cell office:value-type="string" calcext:value-type="string">
            <text:p>--- attack range = 1 c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wn temple will not do anyth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ponents templ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1" svg:width="2.899cm" svg:height="0.596cm" svg:x="35.206cm" svg:y="12.338cm" draw:caption-point-x="-20.571cm" draw:caption-point-y="6.185cm">
              <dc:date>2014-10-20T00:00:00</dc:date>
              <text:p text:style-name="P4"><text:span text:style-name="T2">.gif</text:span></text:p>
            </office:annotation>
            <text:p>Animation for attack – Hero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mple Health reduces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Using Magic Spel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Using an available item by the He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move the item from attribute_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 the required for using item – decreasing health of the oppon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Win Pag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5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style-name="ce1" office:value-type="string" calcext:value-type="string">
            <text:p><text:span text:style-name="T3">Phase</text:span> – 3</text:p>
          </table:table-cell>
          <table:table-cell table:style-name="ce1" office:value-type="string" calcext:value-type="string">
            <text:p>(Networking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rols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o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I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layer leaves the g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use all for a minute, start without it (if not back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/00/0000</text:date>, <text:time style:data-style-name="N2" text:time-value="00:13:05.6643654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0-22T00:28:03.008464796</dc:date>
    <meta:editing-duration>PT18H38M13S</meta:editing-duration>
    <meta:editing-cycles>149</meta:editing-cycles>
    <meta:generator>LibreOffice/4.2.6.3$Linux_X86_64 LibreOffice_project/420m0$Build-3</meta:generator>
    <meta:document-statistic meta:table-count="3" meta:cell-count="158" meta:object-count="0"/>
  </office:meta>
</office:document-meta>
</file>